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table:table-cell table:number-columns-repeated="2"/>
          <table:table-cell table:formula="of:=IF([.C105]; [.C105]-[.B105]; &quot;&quot;)">
            <text:p/>
          </table:table-cell>
          <table:table-cell table:number-columns-repeated="1020"/>
        </table:table-row>
        <table:table-row table:style-name="ro2">
          <table:table-cell table:style-name="ce2"/>
          <table:table-cell table:number-columns-repeated="2"/>
          <table:table-cell table:formula="of:=IF([.C106]; [.C106]-[.B106]; &quot;&quot;)">
            <text:p/>
          </table:table-cell>
          <table:table-cell table:number-columns-repeated="1020"/>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8">00/00/0000</text:date>, <text:time style:data-style-name="N2" text:time-value="07:37:59.00671444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18T15:42:09.024971411</dc:date>
    <meta:editing-cycles>182</meta:editing-cycles>
    <meta:editing-duration>P7DT10H46M50S</meta:editing-duration>
    <meta:generator>LibreOffice/6.4.3.2$Linux_X86_64 LibreOffice_project/40$Build-2</meta:generator>
    <meta:document-statistic meta:table-count="1" meta:cell-count="734" meta:object-count="0"/>
  </office:meta>
</office:document-meta>
</file>